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officeooo:rsid="00114214" officeooo:paragraph-rsid="00114214"/>
    </style:style>
    <style:style style:name="P2"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officeooo:rsid="00115f98" officeooo:paragraph-rsid="00115f98"/>
    </style:style>
    <style:style style:name="P3"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officeooo:rsid="0013543b" officeooo:paragraph-rsid="0013543b"/>
    </style:style>
    <style:style style:name="P4"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officeooo:rsid="0013a3d6" officeooo:paragraph-rsid="0013a3d6"/>
    </style:style>
    <style:style style:name="P5"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officeooo:rsid="00152d4c" officeooo:paragraph-rsid="00152d4c"/>
    </style:style>
    <style:style style:name="P6" style:family="paragraph" style:parent-style-name="Standard">
      <style:text-properties officeooo:rsid="00114214" officeooo:paragraph-rsid="00114214"/>
    </style:style>
    <style:style style:name="T1" style:family="text">
      <style:text-properties style:font-name="Arial" fo:font-size="11pt" fo:letter-spacing="normal" style:font-size-asian="11pt"/>
    </style:style>
    <style:style style:name="T2" style:family="text">
      <style:text-properties style:font-name="Arial" fo:font-size="11pt" fo:letter-spacing="normal" officeooo:rsid="00115f98" style:font-size-asian="11pt"/>
    </style:style>
    <style:style style:name="T3" style:family="text">
      <style:text-properties style:font-name="Arial" fo:font-size="11pt" fo:letter-spacing="normal" officeooo:rsid="0013a3d6" style:font-size-asian="11pt"/>
    </style:style>
    <style:style style:name="T4" style:family="text">
      <style:text-properties style:font-name="Arial" fo:font-size="11pt" fo:letter-spacing="normal" fo:font-weight="bold" officeooo:rsid="00115f98" style:font-size-asian="11pt" style:font-weight-asian="bold" style:font-weight-complex="bold"/>
    </style:style>
    <style:style style:name="T5" style:family="text">
      <style:text-properties style:use-window-font-color="true" loext:opacity="0%" style:text-outline="false" style:text-line-through-style="none" style:text-line-through-type="none" style:font-name="Arial" fo:font-size="11pt" fo:letter-spacing="normal" fo:font-style="normal" fo:text-shadow="none" style:text-underline-style="none" fo:font-weight="normal" style:letter-kerning="true" style:font-name-asian="DejaVu Sans" style:font-size-asian="11pt" style:font-style-asian="normal" style:font-weight-asian="normal" style:font-name-complex="Liberation Sans2" style:font-size-complex="12pt" style:text-emphasize="none"/>
    </style:style>
    <style:style style:name="T6" style:family="text">
      <style:text-properties style:use-window-font-color="true" loext:opacity="0%" style:text-outline="false" style:text-line-through-style="none" style:text-line-through-type="none" style:font-name="Arial" fo:font-size="11pt" fo:letter-spacing="normal" fo:font-style="normal" fo:text-shadow="none" style:text-underline-style="none" fo:font-weight="normal" officeooo:rsid="0013543b" style:letter-kerning="true" style:font-name-asian="DejaVu Sans" style:font-size-asian="11pt" style:font-style-asian="normal" style:font-weight-asian="normal" style:font-name-complex="Liberation Sans2" style:font-size-complex="12pt"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cript for master thesis presentation</text:p>
      <text:p text:style-name="P6"/>
      <text:p text:style-name="P6"/>
      <text:p text:style-name="P6">Slide number</text:p>
      <text:p text:style-name="P6"/>
      <text:p text:style-name="P6">1.</text:p>
      <text:p text:style-name="P6"/>
      <text:p text:style-name="P6"/>
      <text:p text:style-name="P1"><text:span text:style-name="T1">Welcome everyone , thank your for coming and listening to the defense of my master thesis .</text:span></text:p>
      <text:p text:style-name="P1"><text:span text:style-name="T1">The topic of the master thesis is the characterization of the virome in two unprocessed sequencing data sets.</text:span></text:p>
      <text:p text:style-name="P1"><text:span text:style-name="T1">One locally provided and one set downloaded from the Internet.</text:span></text:p>
      <text:p text:style-name="P1"><text:span text:style-name="T1">I utilized the in house pipeline VirusHuntergatherer for Virus discovery and assembly ad conributed my own application called Virusparies.</text:span></text:p>
      <text:p text:style-name="P1"><text:span text:style-name="T1">Lets start.</text:span></text:p>
      <text:p text:style-name="P1"><text:span text:style-name="T1"/></text:p>
      <text:p text:style-name="P1"><text:span text:style-name="T1">2.</text:span></text:p>
      <text:p text:style-name="P1"><text:span text:style-name="T1"/></text:p>
      <text:p text:style-name="P1"><text:span text:style-name="T1">Here you see the outline. I start with the introduction. I want to talk about the need of virus discovery, to provide motivation for what was done here. Then I will present the goals. I present the VirusHunterGathrer workflow and the output I primarly used. Then I talk about Virusparies, the R package I developed. I present the data and results of the two datasets I analyzed and end on a conclusion and outlook.</text:span></text:p>
      <text:p text:style-name="P1"><text:span text:style-name="T1"/></text:p>
      <text:p text:style-name="P1"><text:span text:style-name="T1">3.</text:span></text:p>
      <text:p text:style-name="P1"><text:span text:style-name="T1"/></text:p>
      <text:p text:style-name="P1"><text:span text:style-name="T1">Lets start by answering the question. Why do we need virus discovery?</text:span></text:p>
      <text:p text:style-name="P1"><text:span text:style-name="T1"/></text:p>
      <text:p text:style-name="P1"><text:span text:style-name="T1">4.</text:span></text:p>
      <text:p text:style-name="P1"><text:span text:style-name="T1"/></text:p>
      <text:p text:style-name="P1"><text:span text:style-name="T1">The first reason is of course epidemics and pandemics. Pandemics used to be a phenomenon that occurred once up to thrice per century, however because of increased air travel, and more contact to both people and animals, we saw an increase in outbreaks. </text:span><text:span text:style-name="T2">The graph here shows the major viral pandemics affecting humans since the industiralization.</text:span><text:span text:style-name="T1"> In the first 20 years of this century, we already saw 6 major outbreaks and in this decade we saw for example </text:span><text:span text:style-name="T2">the mpox outbreak with a new variant only recently being identified in germany. And according to the virome project , there might be as much as 1.67 million viruses yet unidentified, with some having the capacity to infect humans. </text:span><text:span text:style-name="T4">That means, we need to monitor samples and enviroments in a larger scale then ever before to identify disease causing viruses before the outbreak occurs.</text:span></text:p>
      <text:p text:style-name="P1"><text:span text:style-name="T2"/></text:p>
      <text:p text:style-name="P1"><text:span text:style-name="T2"/></text:p>
      <text:p text:style-name="P2"><text:span text:style-name="T1">5.</text:span></text:p>
      <text:p text:style-name="P2"><text:span text:style-name="T2"/></text:p>
      <text:p text:style-name="Blank_20_Slide_7e_LT_7e_Notizen"><text:span text:style-name="T5">Not all viruses are harmful. We harbor approximately 10¹</text:span><text:span text:style-name="T6">³ </text:span><text:span text:style-name="T5">viruses, primarily infecting our microbiota and showing high heterogeneity across body sites. The interactions between viruses, their hosts, and the environment are complex. For example, endogenous retroviruses (HERVs) integrated into our genome can be linked to certain cancers but are also essential for placenta morphogenesis. Meanwhile, herpesvirus 6 is found in nearly every adult and is harmless unless the individual is immunocompromised. </text:span><text:span text:style-name="T6">On the other hand, </text:span><text:span text:style-name="T5">Anelloviridae viruses, although present even in immunodeficient individuals, appear to be commensal. This complexity is not completly understood, since only a fraction of the virome is understood and we need virus discovery to understand it.</text:span></text:p>
      <text:p text:style-name="P1"><text:span text:style-name="T1"/></text:p>
      <text:p text:style-name="P1"><text:span text:style-name="T1"/></text:p>
      <text:p text:style-name="P1"><text:span text:style-name="T1"/></text:p>
      <text:p text:style-name="P1"><text:soft-page-break/><text:span text:style-name="T1"/></text:p>
      <text:p text:style-name="P3"><text:span text:style-name="T1">6.</text:span></text:p>
      <text:p text:style-name="P3"><text:span text:style-name="T1"/></text:p>
      <text:p text:style-name="P3"><text:span text:style-name="T1">Lastly we can use virus discovery for research and to improve our understanding of viral history. Take for example Hepatitis C, a virus of the Flaviviridae family. 50 million are infected suffering from liver fibrosis and sometimes liver cancer. The current treatment </text:span><text:span text:style-name="T3">consists of specific regimens that target specific steps of the HCV lifecycle directly. And those regimens are effective, however also expensive. People of lower income cannot afford repeated treatments and their a certain risk groups such as injection drug users who are likely to have multiple infections. For those people the only long term solution is the development of a vaccine, however chimpansees, which were used previosly for research are now endangeored and can no longer be used. One solution to guarantee further research is the identification of yet unknown hepaciviruses, which are closely related and cause similar symptoms as HCV, but in hosts which are easier to manage. For example the gerge baker virus is the current surrogate for HCV, however it too has limitations. This would also bring a better understanding of the virus history. For example, preior to 2011 there was the assumption that hepaciviruses can be found only in us and chimpansees. Now thanks to the indentification of new hepaciviruses, we know that they infect other mammalians and even non-mammalian hosts.</text:span></text:p>
      <text:p text:style-name="P3"><text:span text:style-name="T3"/></text:p>
      <text:p text:style-name="P4"><text:span text:style-name="T1">7.</text:span></text:p>
      <text:p text:style-name="P4"><text:span text:style-name="T3"/></text:p>
      <text:p text:style-name="P4"><text:span text:style-name="T1">Here I want to show the goal of my thesis.</text:span></text:p>
      <text:p text:style-name="P4"><text:span text:style-name="T1"/></text:p>
      <text:p text:style-name="P4"><text:span text:style-name="T1">First, I got liver sequencing data from patients post transplantation. Some rejected the liver. I want to see if I can identify virus sequences and if those sequences can be linked to the rejection.</text:span></text:p>
      <text:p text:style-name="P4"><text:span text:style-name="T1">Then I got a mammalian samples, where viruses were previosly discovered but not assembled. I performed the assembly and functional annotation, to see if the sequences are genuine virus sequences.</text:span></text:p>
      <text:p text:style-name="P4"><text:span text:style-name="T1">Lastly I developed an R package Virusparies, which I will also present here.</text:span></text:p>
      <text:p text:style-name="P4"><text:span text:style-name="T1"/></text:p>
      <text:p text:style-name="P4"><text:span text:style-name="T1"/></text:p>
      <text:p text:style-name="P1"><text:span text:style-name="T1"/></text:p>
      <text:p text:style-name="P5"><text:span text:style-name="T1">8.</text:span></text:p>
      <text:p text:style-name="P5"><text:span text:style-name="T1"/></text:p>
      <text:p text:style-name="P5"><text:span text:style-name="T1">Next, lets talk about the VirusHunterGatherer pipeline and Virusparies.</text:span></text:p>
      <text:p text:style-name="P5"><text:span text:style-name="T1"/></text:p>
      <text:p text:style-name="P5"><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23:16:21.366008281</meta:creation-date>
    <dc:date>2024-10-27T00:27:01.128120742</dc:date>
    <meta:editing-duration>PT3M11S</meta:editing-duration>
    <meta:editing-cycles>1</meta:editing-cycles>
    <meta:document-statistic meta:table-count="0" meta:image-count="0" meta:object-count="0" meta:page-count="2" meta:paragraph-count="25" meta:word-count="734" meta:character-count="4510" meta:non-whitespace-character-count="3803"/>
    <meta:generator>LibreOffice/7.3.7.2$Linux_X86_64 LibreOffice_project/30$Build-2</meta:generator>
  </office:meta>
</office:document-meta>
</file>